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full-path="Object 130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full-path="Object 13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full-path="Object 134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full-path="Object 135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full-path="Object 136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full-path="Object 139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full-path="Object 140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full-path="Object 141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full-path="Object 14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full-path="Object 143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full-path="Object 14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full-path="Object 148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full-path="Object 149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full-path="Object 1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full-path="Object 10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full-path="Object 107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full-path="Object 111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full-path="Object 11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full-path="Object 113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full-path="Object 114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full-path="Object 115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full-path="Object 116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full-path="Object 117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full-path="Object 118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full-path="Object 12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full-path="Object 12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full-path="Object 12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full-path="Object 12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full-path="Object 12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full-path="Object 12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full-path="Object 126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full-path="Object 127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full-path="Object 128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full-path="Object 12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4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5" style:family="paragraph" style:parent-style-name="Standard">
      <style:text-properties style:font-name="Trebuchet MS" fo:font-weight="bold" style:letter-kerning="true" style:font-weight-asian="bold" style:font-weight-complex="bold"/>
    </style:style>
    <style:style style:name="P6" style:family="paragraph" style:parent-style-name="Standard">
      <style:text-properties style:font-name="Trebuchet MS" style:text-underline-style="none"/>
    </style:style>
    <style:style style:name="P7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8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P9" style:family="paragraph" style:parent-style-name="Standard">
      <style:text-properties style:text-position="0% 100%" style:font-name="Trebuchet MS"/>
    </style:style>
    <style:style style:name="P10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style:text-position="0% 100%" style:font-name="Trebuchet MS"/>
    </style:style>
    <style:style style:name="P14" style:family="paragraph" style:parent-style-name="Standard">
      <style:paragraph-properties fo:break-before="page"/>
      <style:text-properties style:font-name="Trebuchet MS"/>
    </style:style>
    <style:style style:name="P15" style:family="paragraph" style:parent-style-name="ATitle">
      <style:paragraph-properties fo:break-before="page"/>
      <style:text-properties fo:font-weight="bold" style:font-weight-asian="bold" style:font-weight-complex="bold"/>
    </style:style>
    <style:style style:name="P16" style:family="paragraph" style:parent-style-name="Text_20_body">
      <style:text-properties style:font-name="Courier New"/>
    </style:style>
    <style:style style:name="P17" style:family="paragraph" style:parent-style-name="Standard" style:list-style-name="L1">
      <style:text-properties style:text-position="0% 100%" style:font-name="Trebuchet MS"/>
    </style:style>
    <style:style style:name="P18" style:family="paragraph" style:parent-style-name="Standard" style:list-style-name="L1">
      <style:text-properties style:text-position="0% 100%" style:font-name="Trebuchet MS"/>
    </style:style>
    <style:style style:name="P19" style:family="paragraph" style:parent-style-name="Standard" style:list-style-name="L1">
      <style:text-properties style:text-position="0% 100%" style:font-name="Trebuchet MS"/>
    </style:style>
    <style:style style:name="P20" style:family="paragraph" style:parent-style-name="Standard">
      <style:text-properties style:text-position="0% 100%" style:font-name="Trebuchet MS" fo:font-style="normal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Trebuchet MS" fo:font-style="normal" style:font-style-asian="normal" style:font-style-complex="normal"/>
    </style:style>
    <style:style style:name="T5" style:family="text">
      <style:text-properties style:text-position="sub 58%" fo:font-style="normal" style:font-style-asian="normal" style:font-style-complex="normal"/>
    </style:style>
    <style:style style:name="T6" style:family="text">
      <style:text-properties fo:font-weight="bold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="Trebuchet MS" fo:font-style="italic" style:font-style-asian="italic" style:font-style-complex="italic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Trebuchet MS"/>
    </style:style>
    <style:style style:name="T12" style:family="text">
      <style:text-properties style:text-position="0% 100%" style:font-name="Trebuchet MS" fo:font-style="italic" style:font-style-asian="italic" style:font-style-complex="italic"/>
    </style:style>
    <style:style style:name="T13" style:family="text">
      <style:text-properties style:text-position="0% 100%" style:font-name="Trebuchet MS" fo:font-style="normal" style:font-style-asian="normal" style:font-style-complex="normal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letter-kerning="true"/>
    </style:style>
    <style:style style:name="T18" style:family="text">
      <style:text-properties style:text-underline-style="none"/>
    </style:style>
    <style:style style:name="T19" style:family="text">
      <style:text-properties style:font-name="Trebuchet MS"/>
    </style:style>
    <style:style style:name="T20" style:family="text">
      <style:text-properties style:font-name="Trebuchet MS" fo:font-style="italic" style:font-style-asian="italic" style:font-style-complex="italic"/>
    </style:style>
    <style:style style:name="T21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pired by Kelly Criterion</text:p>
      <text:p text:style-name="P2">v-to-1 odds, bet f (between 0 and 1) fraction of B, your bankroll.</text:p>
      <text:p text:style-name="P2">Optimal bet is?</text:p>
      <text:p text:style-name="P2">Guess 1. <text:s/>Start with B</text:p>
      <text:p text:style-name="P1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2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2"/>
      <text:p text:style-name="P2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2"/>
      <text:p text:style-name="P2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2"/>
      <text:p text:style-name="P2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2"/>
      <text:p text:style-name="P2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2"/>
      <text:p text:style-name="P2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2"/>
      <text:p text:style-name="P2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2"/>
      <text:p text:style-name="P2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2"/>
      <text:p text:style-name="P2">If %p = %W and &amp;L = 1-%W then:</text:p>
      <text:p text:style-name="P2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2">should u=1/v be found: f_max = p(1+u)-u</text:p>
      <text:p text:style-name="P2"/>
      <text:p text:style-name="P2">HOWEVER, there might be splits right?</text:p>
      <text:p text:style-name="P2">We can ignore losses and say %W / %L = (wins/n)÷(losses/n) = wins/losses = %x. Now,</text:p>
      <text:p text:style-name="P2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2"/>
      <text:p text:style-name="P2"><draw:frame draw:style-name="fr1" draw:name="Object12" text:anchor-type="as-char" svg:width="2.803cm" svg:height="1.088cm" draw:z-index="40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41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2"/>
      <text:p text:style-name="P2">Now we extend the Kelly Criterion</text:p>
      <text:p text:style-name="P2">For e players,</text:p>
      <text:p text:style-name="P2"><draw:frame draw:style-name="fr1" draw:name="Object14" text:anchor-type="as-char" svg:width="11.509cm" svg:height="0.707cm" draw:z-index="4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2"><draw:frame draw:style-name="fr1" draw:name="Object27" text:anchor-type="as-char" svg:width="13.882cm" svg:height="2.096cm" draw:z-index="43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9">B<text:tab/><text:tab/>the money available TO BE BET, this does not include money already bet (you must choose a consistent frame of reference. It doesn't matter what frame of reference you use)</text:p>
      <text:p text:style-name="P9">f<text:span text:style-name="T3">pot</text:span><text:tab/><text:tab/>the fraction of my bankroll available to be won, from the pot<text:line-break/><text:tab/><text:tab/><text:tab/>(dead from previous rounds and called bets)</text:p>
      <text:p text:style-name="P9">e<text:tab/><text:tab/>number of people that have already called plus the initial better, added to the potential future calls;<text:line-break/><text:tab/><text:tab/><text:tab/>also the number of people to BEAT.</text:p>
      <text:p text:style-name="P9">e*<text:tab/><text:tab/>number of people expected to call the bet</text:p>
      <text:p text:style-name="P9">(f + f<text:span text:style-name="T3">d</text:span>)<text:tab/>the amount to bet. This is our input/independent variable function input</text:p>
      <text:p text:style-name="P9">losses<text:tab/><text:tab/>percent chance to lose against one hand</text:p>
      <text:p text:style-name="P9">splits<text:tab/><text:tab/>percent chance to split with one hand</text:p>
      <text:p text:style-name="P9">wins<text:tab/><text:tab/>percent change to win</text:p>
      <text:p text:style-name="P9"/>
      <text:p text:style-name="P9"/>
      <text:p text:style-name="P10"><text:span text:style-name="T2">PLEASE CONSIDER HOWEVER THAT WE CAN ACCOUNT FOR PEOPLE ONLY BETTING STRONGER HANDS BY MAINTAINING wins = </text:span><text:span text:style-name="Emphasis"><text:span text:style-name="T6">chance to win if EVERYBODY THAT IS ALIVE AT ALL</text:span></text:span><text:span text:style-name="T2"> is in the hand.</text:span></text:p>
      <text:p text:style-name="P9"/>
      <text:p text:style-name="P9">From the function, find the maximum gain bet (quadratic optimization) and the equal-to-folding bet after the max:<draw:frame draw:style-name="fr1" draw:name="Object15" text:anchor-type="as-char" svg:width="2.956cm" svg:height="0.607cm" draw:z-index="45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46"><draw:object xlink:href="./Object 5" xlink:type="simple" xlink:show="embed" xlink:actuate="onLoad"/><draw:image xlink:href="./ObjectReplacements/Object 5" xlink:type="simple" xlink:show="embed" xlink:actuate="onLoad"/></draw:frame></text:p>
      <text:p text:style-name="P9">It is probably best to approximate the derivative for the root-finding via Newton's Method.</text:p>
      <text:p text:style-name="P9">Try the following, remembering that e* is a function of (f + f<text:span text:style-name="T3">d</text:span>) too!</text:p>
      <text:p text:style-name="P9"><draw:frame draw:style-name="fr1" draw:name="Object16" text:anchor-type="as-char" svg:width="15.723cm" svg:height="1.415cm" draw:z-index="53"><draw:object xlink:href="./Object 2" xlink:type="simple" xlink:show="embed" xlink:actuate="onLoad"/><draw:image xlink:href="./ObjectReplacements/Object 2" xlink:type="simple" xlink:show="embed" xlink:actuate="onLoad"/></draw:frame></text:p>
      <text:p text:style-name="P9"><draw:frame draw:style-name="fr1" draw:name="Object17" text:anchor-type="as-char" svg:width="16.979cm" svg:height="3.133cm" draw:z-index="54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9">Now for the tricks</text:p>
      <text:p text:style-name="P9"><draw:frame draw:style-name="fr1" draw:name="Object21" text:anchor-type="as-char" svg:width="5.419cm" svg:height="0.543cm" draw:z-index="55"><draw:object xlink:href="./Object 7" xlink:type="simple" xlink:show="embed" xlink:actuate="onLoad"/><draw:image xlink:href="./ObjectReplacements/Object 7" xlink:type="simple" xlink:show="embed" xlink:actuate="onLoad"/></draw:frame></text:p>
      <text:p text:style-name="P9"><draw:frame draw:style-name="fr1" draw:name="Object18" text:anchor-type="as-char" svg:width="4.189cm" svg:height="0.55cm" draw:z-index="56"><draw:object xlink:href="./Object 4" xlink:type="simple" xlink:show="embed" xlink:actuate="onLoad"/><draw:image xlink:href="./ObjectReplacements/Object 4" xlink:type="simple" xlink:show="embed" xlink:actuate="onLoad"/></draw:frame></text:p>
      <text:p text:style-name="P9"><draw:frame draw:style-name="fr1" draw:name="Object20" text:anchor-type="as-char" svg:width="15.432cm" svg:height="1.169cm" draw:z-index="57"><draw:object xlink:href="./Object 6" xlink:type="simple" xlink:show="embed" xlink:actuate="onLoad"/><draw:image xlink:href="./ObjectReplacements/Object 6" xlink:type="simple" xlink:show="embed" xlink:actuate="onLoad"/></draw:frame></text:p>
      <text:p text:style-name="P9">then Newton's Method is:</text:p>
      <text:p text:style-name="P9"><draw:frame draw:style-name="fr1" draw:name="Object22" text:anchor-type="as-char" svg:width="3.637cm" svg:height="1.092cm" draw:z-index="59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9">Use G(x) to track the eps_abs and x<text:span text:style-name="T3">n+1</text:span> to track eps_step, and we know we are restricting it to bet-width minimum steps.</text:p>
      <text:p text:style-name="P9">Alternatively,</text:p>
      <text:p text:style-name="P9"><draw:frame draw:style-name="fr1" draw:name="Object23" text:anchor-type="as-char" svg:width="19.521cm" svg:height="1.415cm" draw:z-index="64"><draw:object xlink:href="./Object 9" xlink:type="simple" xlink:show="embed" xlink:actuate="onLoad"/><draw:image xlink:href="./ObjectReplacements/Object 9" xlink:type="simple" xlink:show="embed" xlink:actuate="onLoad"/></draw:frame></text:p>
      <text:p text:style-name="P9"><draw:frame draw:style-name="fr1" draw:name="Object24" text:anchor-type="as-char" svg:width="18.664cm" svg:height="1.393cm" draw:z-index="65"><draw:object xlink:href="./Object 10" xlink:type="simple" xlink:show="embed" xlink:actuate="onLoad"/><draw:image xlink:href="./ObjectReplacements/Object 10" xlink:type="simple" xlink:show="embed" xlink:actuate="onLoad"/></draw:frame></text:p>
      <text:p text:style-name="P9"/>
      <text:p text:style-name="P9">Improving upon e* to make class ExactCall,</text:p>
      <text:p text:style-name="P9">Iterate through each active player</text:p>
      <text:list text:style-name="L1">
        <text:list-item>
          <text:p text:style-name="P17">Using pot odds find how likely each player is to call. Assume previous players have bet with their calculated percentages.</text:p>
        </text:list-item>
        <text:list-item>
          <text:p text:style-name="P17">Multiply to determine value in chips</text:p>
        </text:list-item>
        <text:list-item>
          <text:p text:style-name="P17">Add these chips to the pot for the next player</text:p>
        </text:list-item>
      </text:list>
      <text:p text:style-name="P9">Divide to determine fraction relative to MY bankroll.</text:p>
      <text:p text:style-name="P9"/>
      <text:p text:style-name="P9"/>
      <text:p text:style-name="P9">As for determining de*,<draw:frame draw:style-name="fr1" draw:name="Object51" text:anchor-type="as-char" svg:width="4.738cm" svg:height="1.028cm" draw:z-index="11"><draw:object xlink:href="./Object 35" xlink:type="simple" xlink:show="embed" xlink:actuate="onLoad"/><draw:image xlink:href="./ObjectReplacements/Object 35" xlink:type="simple" xlink:show="embed" xlink:actuate="onLoad"/></draw:frame></text:p>
      <text:p text:style-name="P9">Notice that if the bet DOES NOT put the first opponent all-in,</text:p>
      <text:p text:style-name="P9"><draw:frame draw:style-name="fr1" draw:name="Object50" text:anchor-type="as-char" svg:width="8.685cm" svg:height="1.284cm" draw:z-index="18"><draw:object xlink:href="./Object 34" xlink:type="simple" xlink:show="embed" xlink:actuate="onLoad"/><draw:image xlink:href="./ObjectReplacements/Object 34" xlink:type="simple" xlink:show="embed" xlink:actuate="onLoad"/></draw:frame></text:p>
      <text:p text:style-name="P9"><draw:frame draw:style-name="fr1" draw:name="Object56" text:anchor-type="as-char" svg:width="16.464cm" svg:height="1.374cm" draw:z-index="66"><draw:object xlink:href="./Object 40" xlink:type="simple" xlink:show="embed" xlink:actuate="onLoad"/><draw:image xlink:href="./ObjectReplacements/Object 40" xlink:type="simple" xlink:show="embed" xlink:actuate="onLoad"/></draw:frame></text:p>
      <text:p text:style-name="P9"/>
      <text:p text:style-name="Standard">Obviously if the first opponent is pushed all in, de* = 0.</text:p>
      <text:p text:style-name="P9">Now, when accounting for previous expected bets, try this:</text:p>
      <text:p text:style-name="P9"><draw:frame draw:style-name="fr1" draw:name="Object52" text:anchor-type="as-char" svg:width="9.139cm" svg:height="1.372cm" draw:z-index="67"><draw:object xlink:href="./Object 36" xlink:type="simple" xlink:show="embed" xlink:actuate="onLoad"/><draw:image xlink:href="./ObjectReplacements/Object 36" xlink:type="simple" xlink:show="embed" xlink:actuate="onLoad"/></draw:frame></text:p>
      <text:p text:style-name="P9"><draw:frame draw:style-name="fr1" draw:name="Object53" text:anchor-type="as-char" svg:width="20.553cm" svg:height="1.448cm" draw:z-index="72"><draw:object xlink:href="./Object 37" xlink:type="simple" xlink:show="embed" xlink:actuate="onLoad"/><draw:image xlink:href="./ObjectReplacements/Object 37" xlink:type="simple" xlink:show="embed" xlink:actuate="onLoad"/></draw:frame></text:p>
      <text:p text:style-name="P9">Simplifying,</text:p>
      <text:p text:style-name="P9"><draw:frame draw:style-name="fr1" draw:name="Object54" text:anchor-type="as-char" svg:width="11.873cm" svg:height="1.372cm" draw:z-index="73"><draw:object xlink:href="./Object 38" xlink:type="simple" xlink:show="embed" xlink:actuate="onLoad"/><draw:image xlink:href="./ObjectReplacements/Object 38" xlink:type="simple" xlink:show="embed" xlink:actuate="onLoad"/></draw:frame></text:p>
      <text:p text:style-name="P9"><draw:frame draw:style-name="fr1" draw:name="Object55" text:anchor-type="as-char" svg:width="17.736cm" svg:height="1.453cm" draw:z-index="74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12">For fixed point iteration of operating point: ChanceOfBetter = Rank = pctWillCall(1 – mean)); Rarity = 1-Rank;</text:p>
      <text:p text:style-name="Standard">In order to program this, resort to Newton-Raphson:</text:p>
      <text:p text:style-name="Standard"><draw:frame draw:style-name="fr2" draw:name="Object114" text:anchor-type="as-char" svg:y="-0.711cm" svg:width="13.437cm" svg:height="1.106cm" draw:z-index="75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2" draw:name="Object115" text:anchor-type="as-char" svg:y="-1.543cm" svg:width="12.993cm" svg:height="1.931cm" draw:z-index="76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Given betSize, p=0 is the breakeven point</text:p>
      <text:p text:style-name="Standard"><draw:frame draw:style-name="fr2" draw:name="Object116" text:anchor-type="as-char" svg:y="-0.711cm" svg:width="13.961cm" svg:height="1.231cm" draw:z-index="77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2" draw:name="Object117" text:anchor-type="as-char" svg:y="-0.711cm" svg:width="18.766cm" svg:height="1.138cm" draw:z-index="79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p text:style-name="P12">Okay. Here is a situation. Bluffing when valuable:</text:p>
      <text:p text:style-name="Standard"><draw:frame draw:style-name="fr1" draw:name="Object61" text:anchor-type="as-char" svg:width="4.96cm" svg:height="0.728cm" draw:z-index="19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8.927cm" svg:height="1.245cm" draw:z-index="20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Adding a third term,</text:p>
      <text:p text:style-name="Standard"><draw:frame draw:style-name="fr1" draw:name="Object119" text:anchor-type="as-char" svg:width="7.107cm" svg:height="0.728cm" draw:z-index="26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><draw:frame draw:style-name="fr1" draw:name="Object120" text:anchor-type="as-char" svg:width="5.583cm" svg:height="1.028cm" draw:z-index="29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1" draw:name="Object121" text:anchor-type="as-char" svg:width="7.976cm" svg:height="1.461cm" draw:z-index="78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6.78cm" svg:height="0.653cm" draw:z-index="80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8.236cm" svg:height="0.653cm" draw:z-index="81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Standard">(algebraic)</text:p>
      <text:p text:style-name="Standard"><draw:frame draw:style-name="fr1" draw:name="Object122" text:anchor-type="as-char" svg:width="3.731cm" svg:height="0.656cm" draw:z-index="82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draw:frame draw:style-name="fr1" draw:name="Object123" text:anchor-type="as-char" svg:width="4.397cm" svg:height="1.028cm" draw:z-index="83"><draw:object xlink:href="./Object 107" xlink:type="simple" xlink:show="embed" xlink:actuate="onLoad"/><draw:image xlink:href="./ObjectReplacements/Object 107" xlink:type="simple" xlink:show="embed" xlink:actuate="onLoad"/></draw:frame></text:p>
      <text:p text:style-name="P15">Pot committed stubbornness</text:p>
      <text:p text:style-name="P11"/>
      <text:p text:style-name="P11"><draw:frame draw:style-name="fr1" draw:name="Object25" text:anchor-type="as-char" svg:width="20.417cm" svg:height="0.704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<draw:frame draw:style-name="fr1" draw:name="Object59" text:anchor-type="as-char" svg:width="23.694cm" svg:height="1.393cm" draw:z-index="21"><draw:object xlink:href="./Object 43" xlink:type="simple" xlink:show="embed" xlink:actuate="onLoad"/><draw:image xlink:href="./ObjectReplacements/Object 43" xlink:type="simple" xlink:show="embed" xlink:actuate="onLoad"/></draw:frame></text:p>
      <text:p text:style-name="P11"/>
      <text:p text:style-name="P11"/>
      <text:p text:style-name="P11"/>
      <text:p text:style-name="P11"><draw:frame draw:style-name="fr1" draw:name="Object58" text:anchor-type="as-char" svg:width="16.722cm" svg:height="2.096cm" draw:z-index="31"><draw:object xlink:href="./Object 42" xlink:type="simple" xlink:show="embed" xlink:actuate="onLoad"/><draw:image xlink:href="./ObjectReplacements/Object 42" xlink:type="simple" xlink:show="embed" xlink:actuate="onLoad"/></draw:frame></text:p>
      <text:p text:style-name="P11"/>
      <text:p text:style-name="P11"><draw:frame draw:style-name="fr1" draw:name="Object60" text:anchor-type="as-char" svg:width="20.989cm" svg:height="3.133cm" draw:z-index="32"><draw:object xlink:href="./Object 44" xlink:type="simple" xlink:show="embed" xlink:actuate="onLoad"/><draw:image xlink:href="./ObjectReplacements/Object 44" xlink:type="simple" xlink:show="embed" xlink:actuate="onLoad"/></draw:frame></text:p>
      <text:p text:style-name="P11"/>
      <text:p text:style-name="P11">When the above was implemented, no change was detectable in the program. This confirms the theory that all frames of reference are equal.</text:p>
      <text:p text:style-name="P12">What about arithmetic gain models?</text:p>
      <text:p text:style-name="Standard"/>
      <text:p text:style-name="P2"/>
      <text:p text:style-name="P2"><draw:frame draw:style-name="fr1" draw:name="Object48" text:anchor-type="as-char" svg:width="18.44cm" svg:height="1.152cm" draw:z-index="84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<draw:frame draw:style-name="fr1" draw:name="Object47" text:anchor-type="as-char" svg:width="15.752cm" svg:height="2.058cm" draw:z-index="85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draw:frame draw:style-name="fr1" draw:name="Object49" text:anchor-type="as-char" svg:width="14.436cm" svg:height="1.148cm" draw:z-index="86"><draw:object xlink:href="./Object 33" xlink:type="simple" xlink:show="embed" xlink:actuate="onLoad"/><draw:image xlink:href="./ObjectReplacements/Object 33" xlink:type="simple" xlink:show="embed" xlink:actuate="onLoad"/></draw:frame></text:p>
      <text:p text:style-name="P2"><draw:frame draw:style-name="fr1" draw:name="Object57" text:anchor-type="as-char" svg:width="14.295cm" svg:height="2.058cm" draw:z-index="87"><draw:object xlink:href="./Object 41" xlink:type="simple" xlink:show="embed" xlink:actuate="onLoad"/><draw:image xlink:href="./ObjectReplacements/Object 41" xlink:type="simple" xlink:show="embed" xlink:actuate="onLoad"/></draw:frame></text:p>
      <text:p text:style-name="P13">We need to make the deterrent relative to something. Say, the call size c, or p/e or maybe (c+ p/e)...</text:p>
      <text:p text:style-name="P9">So</text:p>
      <text:p text:style-name="P9">Let d represent this constant.</text:p>
      <text:p text:style-name="P9">We will let v be the amount bet so far.</text:p>
      <text:p text:style-name="P9"/>
      <text:p text:style-name="P9">Then</text:p>
      <text:p text:style-name="P1"><text:span text:style-name="T10">the winnable factor of the utility function is (1 + p + v + (e*f – v)*d/(f+d)) = </text:span><text:span text:style-name="T10"><draw:frame draw:style-name="fr1" draw:name="Object37" text:anchor-type="as-char" svg:width="4.195cm" svg:height="1.042cm" draw:z-index="44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1"/>
      <text:p text:style-name="P1"/>
      <text:p text:style-name="P14">Okay. What is your expected gain if you fold? It's not what we have now.</text:p>
      <text:p text:style-name="P16">(1 - (baseFraction+(bigBlindFraction+smallBlindFraction)*blindsPow)*handFreq);</text:p>
      <text:p text:style-name="P1"/>
      <text:p text:style-name="P1">Say, p% chance to win is the best hand in n hands. That means, <text:s/><draw:frame draw:style-name="fr1" draw:name="Object127" text:anchor-type="as-char" svg:width="1.713cm" svg:height="1.028cm" draw:z-index="14"><draw:object xlink:href="./Object 111" xlink:type="simple" xlink:show="embed" xlink:actuate="onLoad"/><draw:image xlink:href="./ObjectReplacements/Object 111" xlink:type="simple" xlink:show="embed" xlink:actuate="onLoad"/></draw:frame></text:p>
      <text:p text:style-name="P1">If you fold, you are expecting to improve your odds and win the bet made over <text:span text:style-name="T16">n</text:span> hands.</text:p>
      <text:p text:style-name="P1">In <text:span text:style-name="T16">n</text:span> identical chances, the best chance to win will be<draw:frame draw:style-name="fr1" draw:name="Object126" text:anchor-type="as-char" svg:width="1.716cm" svg:height="1.028cm" draw:z-index="15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">This means, if you allow yourself to wait <text:span text:style-name="T20">n</text:span><text:span text:style-name="T19"> hands in a table of N opponents, you will win</text:span><text:span text:style-name="T19"><draw:frame draw:style-name="fr1" draw:name="Object128" text:anchor-type="as-char" svg:width="3.313cm" svg:height="1.201cm" draw:z-index="16"><draw:object xlink:href="./Object 112" xlink:type="simple" xlink:show="embed" xlink:actuate="onLoad"/><draw:image xlink:href="./ObjectReplacements/Object 112" xlink:type="simple" xlink:show="embed" xlink:actuate="onLoad"/></draw:frame></text:span><text:span text:style-name="T19">of the time.</text:span></text:p>
      <text:p text:style-name="P1">So if faced with a bet, and you choose to fold against a bet of b, you are saying</text:p>
      <text:p text:style-name="P1"><draw:frame draw:style-name="fr1" draw:name="Object129" text:anchor-type="as-char" svg:width="9.827cm" svg:height="1.201cm" draw:z-index="17"><draw:object xlink:href="./Object 113" xlink:type="simple" xlink:show="embed" xlink:actuate="onLoad"/><draw:image xlink:href="./ObjectReplacements/Object 113" xlink:type="simple" xlink:show="embed" xlink:actuate="onLoad"/></draw:frame>(C is alreadyBet) How do you maximize for <text:span text:style-name="T16">n</text:span>?</text:p>
      <text:p text:style-name="P1"><draw:frame draw:style-name="fr1" draw:name="Object130" text:anchor-type="as-char" svg:width="12.555cm" svg:height="1.261cm" draw:z-index="27"><draw:object xlink:href="./Object 114" xlink:type="simple" xlink:show="embed" xlink:actuate="onLoad"/><draw:image xlink:href="./ObjectReplacements/Object 114" xlink:type="simple" xlink:show="embed" xlink:actuate="onLoad"/></draw:frame></text:p>
      <text:p text:style-name="P1">Wait, we're going to make a function:</text:p>
      <text:p text:style-name="P1"><draw:frame draw:style-name="fr1" draw:name="Object140" text:anchor-type="as-char" svg:width="13.591cm" svg:height="1.201cm" draw:z-index="28"><draw:object xlink:href="./Object 124" xlink:type="simple" xlink:show="embed" xlink:actuate="onLoad"/><draw:image xlink:href="./ObjectReplacements/Object 124" xlink:type="simple" xlink:show="embed" xlink:actuate="onLoad"/></draw:frame></text:p>
      <text:p text:style-name="P1">and <draw:frame draw:style-name="fr1" draw:name="Object141" text:anchor-type="as-char" svg:width="7.276cm" svg:height="0.568cm" draw:z-index="30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"/>
      <text:p text:style-name="P1">The critical point is:</text:p>
      <text:p text:style-name="P1"><draw:frame draw:style-name="fr1" draw:name="Object131" text:anchor-type="as-char" svg:width="5.659cm" svg:height="1.261cm" draw:z-index="33"><draw:object xlink:href="./Object 115" xlink:type="simple" xlink:show="embed" xlink:actuate="onLoad"/><draw:image xlink:href="./ObjectReplacements/Object 115" xlink:type="simple" xlink:show="embed" xlink:actuate="onLoad"/></draw:frame></text:p>
      <text:p text:style-name="P1"/>
      <text:p text:style-name="P1"><text:span text:style-name="T19">N</text:span>ow if I know <text:span text:style-name="T14">n</text:span><text:span text:style-name="T5">0</text:span><text:span text:style-name="T14"> </text:span><text:span text:style-name="T10">(via </text:span><text:span text:style-name="T12">w</text:span><text:span text:style-name="T9">f</text:span><text:span text:style-name="T11"> and </text:span><text:span text:style-name="T12">N</text:span><text:span text:style-name="T11">, say) and </text:span><text:span text:style-name="T12">N </text:span><text:span text:style-name="T11">and </text:span><text:span text:style-name="T12">C</text:span><text:span text:style-name="T11">, I can find out which </text:span><text:span text:style-name="T12">b</text:span><text:span text:style-name="T13"> would cause the maximum </text:span><text:span text:style-name="T12">n=n</text:span><text:span text:style-name="T4">0</text:span></text:p>
      <text:p text:style-name="P20">, </text:p>
      <text:p text:style-name="P20">(2*pcw - 1) * bet = - C n</text:p>
      <text:p text:style-name="P14"/>
      <text:p text:style-name="P1">Let k be the blind-per-hand, and not assuming half-way average occurrence</text:p>
      <text:p text:style-name="P1"><draw:frame draw:style-name="fr2" draw:name="Object133" text:anchor-type="as-char" svg:y="-0.711cm" svg:width="13.845cm" svg:height="1.134cm" draw:z-index="88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">First we solve for w, then dw/dBetSize</text:p>
      <text:p text:style-name="P1"><draw:frame draw:style-name="fr2" draw:name="Object134" text:anchor-type="as-char" svg:y="0cm" svg:width="9.767cm" svg:height="0.543cm" draw:z-index="89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"><draw:frame draw:style-name="fr2" draw:name="Object135" text:anchor-type="as-char" svg:y="-0.711cm" svg:width="5.995cm" svg:height="0.566cm" draw:z-index="90"><draw:object xlink:href="./Object 119" xlink:type="simple" xlink:show="embed" xlink:actuate="onLoad"/><draw:image xlink:href="./ObjectReplacements/Object 119" xlink:type="simple" xlink:show="embed" xlink:actuate="onLoad"/></draw:frame></text:p>
      <text:p text:style-name="P1"><draw:frame draw:style-name="fr2" draw:name="Object142" text:anchor-type="as-char" svg:y="-0.711cm" svg:width="3.36cm" svg:height="1.028cm" draw:z-index="91"><draw:object xlink:href="./Object 126" xlink:type="simple" xlink:show="embed" xlink:actuate="onLoad"/><draw:image xlink:href="./ObjectReplacements/Object 126" xlink:type="simple" xlink:show="embed" xlink:actuate="onLoad"/></draw:frame>, <draw:frame draw:style-name="fr2" draw:name="Object143" text:anchor-type="as-char" svg:y="-0.711cm" svg:width="3.455cm" svg:height="1.117cm" draw:z-index="92"><draw:object xlink:href="./Object 127" xlink:type="simple" xlink:show="embed" xlink:actuate="onLoad"/><draw:image xlink:href="./ObjectReplacements/Object 127" xlink:type="simple" xlink:show="embed" xlink:actuate="onLoad"/></draw:frame></text:p>
      <text:p text:style-name="P1"><draw:frame draw:style-name="fr2" draw:name="Object144" text:anchor-type="as-char" svg:y="-0.711cm" svg:width="12.853cm" svg:height="1.819cm" draw:z-index="93"><draw:object xlink:href="./Object 128" xlink:type="simple" xlink:show="embed" xlink:actuate="onLoad"/><draw:image xlink:href="./ObjectReplacements/Object 128" xlink:type="simple" xlink:show="embed" xlink:actuate="onLoad"/></draw:frame></text:p>
      <text:p text:style-name="P1"><draw:frame draw:style-name="fr2" draw:name="Object145" text:anchor-type="as-char" svg:y="-0.711cm" svg:width="7.11cm" svg:height="1.767cm" draw:z-index="94"><draw:object xlink:href="./Object 129" xlink:type="simple" xlink:show="embed" xlink:actuate="onLoad"/><draw:image xlink:href="./ObjectReplacements/Object 129" xlink:type="simple" xlink:show="embed" xlink:actuate="onLoad"/></draw:frame></text:p>
      <text:p text:style-name="P1">Now Geom:</text:p>
      <text:p text:style-name="P1"><draw:frame draw:style-name="fr2" draw:name="Object132" text:anchor-type="as-char" svg:y="-0.711cm" svg:width="12.06cm" svg:height="1.238cm" draw:z-index="95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"/>
      <text:p text:style-name="P1"><draw:frame draw:style-name="fr2" draw:name="Object137" text:anchor-type="as-char" svg:y="-0.711cm" svg:width="10.68cm" svg:height="1.134cm" draw:z-index="96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"><draw:frame draw:style-name="fr2" draw:name="Object136" text:anchor-type="as-char" svg:y="-0.711cm" svg:width="14.106cm" svg:height="1.245cm" draw:z-index="97"><draw:object xlink:href="./Object 120" xlink:type="simple" xlink:show="embed" xlink:actuate="onLoad"/><draw:image xlink:href="./ObjectReplacements/Object 120" xlink:type="simple" xlink:show="embed" xlink:actuate="onLoad"/></draw:frame></text:p>
      <text:p text:style-name="P1"><draw:frame draw:style-name="fr2" draw:name="Object138" text:anchor-type="as-char" svg:y="-0.711cm" svg:width="6.274cm" svg:height="1.732cm" draw:z-index="98"><draw:object xlink:href="./Object 122" xlink:type="simple" xlink:show="embed" xlink:actuate="onLoad"/><draw:image xlink:href="./ObjectReplacements/Object 122" xlink:type="simple" xlink:show="embed" xlink:actuate="onLoad"/></draw:frame></text:p>
      <text:p text:style-name="P1"><text:span text:style-name="T19"><draw:frame draw:style-name="fr2" draw:name="Object139" text:anchor-type="as-char" svg:y="-0.711cm" svg:width="5.35cm" svg:height="1.231cm" draw:z-index="99"><draw:object xlink:href="./Object 123" xlink:type="simple" xlink:show="embed" xlink:actuate="onLoad"/><draw:image xlink:href="./ObjectReplacements/Object 123" xlink:type="simple" xlink:show="embed" xlink:actuate="onLoad"/></draw:frame></text:span><text:span text:style-name="T19">, </text:span><text:span text:style-name="T19"><draw:frame draw:style-name="fr2" draw:name="Object146" text:anchor-type="as-char" svg:y="-0.711cm" svg:width="5.443cm" svg:height="1.334cm" draw:z-index="100"><draw:object xlink:href="./Object 130" xlink:type="simple" xlink:show="embed" xlink:actuate="onLoad"/><draw:image xlink:href="./ObjectReplacements/Object 130" xlink:type="simple" xlink:show="embed" xlink:actuate="onLoad"/></draw:frame></text:span></text:p>
      <text:p text:style-name="P1">Geom for calling vs. folding:</text:p>
      <text:p text:style-name="Standard"><draw:frame draw:style-name="fr1" draw:name="Object65" text:anchor-type="as-char" svg:width="10.777cm" svg:height="1.33cm" draw:z-index="101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To differentiate l.h.s. we let <draw:frame draw:style-name="fr1" draw:name="Object66" text:anchor-type="as-char" svg:width="11.989cm" svg:height="1.162cm" draw:z-index="106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Now, first: Let <draw:frame draw:style-name="fr1" draw:name="Object67" text:anchor-type="as-char" svg:width="3.627cm" svg:height="1.201cm" draw:z-index="107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<draw:frame draw:style-name="fr1" draw:name="Object68" text:anchor-type="as-char" svg:width="5.265cm" svg:height="1.134cm" draw:z-index="108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<draw:frame draw:style-name="fr1" draw:name="Object69" text:anchor-type="as-char" svg:width="17.544cm" svg:height="1.245cm" draw:z-index="109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14.453cm" svg:height="1.245cm" draw:z-index="110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text:tab/><draw:frame draw:style-name="fr1" draw:name="Object71" text:anchor-type="as-char" svg:width="18.667cm" svg:height="1.402cm" draw:z-index="111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text:tab/><draw:frame draw:style-name="fr1" draw:name="Object153" text:anchor-type="as-char" svg:width="15.953cm" svg:height="1.305cm" draw:z-index="112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><text:tab/><draw:frame draw:style-name="fr1" draw:name="Object154" text:anchor-type="as-char" svg:width="15.496cm" svg:height="1.305cm" draw:z-index="113"><draw:object xlink:href="./Object 57" xlink:type="simple" xlink:show="embed" xlink:actuate="onLoad"/><draw:image xlink:href="./ObjectReplacements/Object 57" xlink:type="simple" xlink:show="embed" xlink:actuate="onLoad"/></draw:frame></text:p>
      <text:p text:style-name="Standard"><draw:frame draw:style-name="fr1" draw:name="Object72" text:anchor-type="as-char" svg:width="15.071cm" svg:height="1.309cm" draw:z-index="114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3" text:anchor-type="as-char" svg:width="15.977cm" svg:height="1.305cm" draw:z-index="116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><draw:frame draw:style-name="fr1" draw:name="Object74" text:anchor-type="as-char" svg:width="6.237cm" svg:height="1.028cm" draw:z-index="117"><draw:object xlink:href="./Object 60" xlink:type="simple" xlink:show="embed" xlink:actuate="onLoad"/><draw:image xlink:href="./ObjectReplacements/Object 60" xlink:type="simple" xlink:show="embed" xlink:actuate="onLoad"/></draw:frame> Where f' is df/dbetSize and f(x) = w<text:span text:style-name="T8">n</text:span></text:p>
      <text:p text:style-name="Standard">Then,</text:p>
      <text:p text:style-name="Standard"><draw:frame draw:style-name="fr1" draw:name="Object75" text:anchor-type="as-char" svg:width="6.216cm" svg:height="1.101cm" draw:z-index="119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><draw:frame draw:style-name="fr1" draw:name="Object160" text:anchor-type="as-char" svg:width="12.679cm" svg:height="1.101cm" draw:z-index="120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<draw:frame draw:style-name="fr1" draw:name="Object161" text:anchor-type="as-char" svg:width="9.476cm" svg:height="1.102cm" draw:z-index="121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162" text:anchor-type="as-char" svg:width="11.621cm" svg:height="1.131cm" draw:z-index="122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So finally,</text:p>
      <text:p text:style-name="Standard"><draw:frame draw:style-name="fr1" draw:name="Object76" text:anchor-type="as-char" svg:width="4.501cm" svg:height="1.028cm" draw:z-index="126"><draw:object xlink:href="./Object 65" xlink:type="simple" xlink:show="embed" xlink:actuate="onLoad"/><draw:image xlink:href="./ObjectReplacements/Object 65" xlink:type="simple" xlink:show="embed" xlink:actuate="onLoad"/></draw:frame></text:p>
      <text:p text:style-name="P1"><draw:frame draw:style-name="fr1" draw:name="Object77" text:anchor-type="as-char" svg:width="11.282cm" svg:height="1.131cm" draw:z-index="127"><draw:object xlink:href="./Object 66" xlink:type="simple" xlink:show="embed" xlink:actuate="onLoad"/><draw:image xlink:href="./ObjectReplacements/Object 66" xlink:type="simple" xlink:show="embed" xlink:actuate="onLoad"/></draw:frame></text:p>
      <text:p text:style-name="P1"><draw:frame draw:style-name="fr1" draw:name="Object78" text:anchor-type="as-char" svg:width="7.756cm" svg:height="1.626cm" draw:z-index="128"><draw:object xlink:href="./Object 67" xlink:type="simple" xlink:show="embed" xlink:actuate="onLoad"/><draw:image xlink:href="./ObjectReplacements/Object 67" xlink:type="simple" xlink:show="embed" xlink:actuate="onLoad"/></draw:frame></text:p>
      <text:p text:style-name="P1"/>
      <text:p text:style-name="P12">Geom is <text:span text:style-name="T21">also</text:span> used for raises, so actually</text:p>
      <text:p text:style-name="P1"><draw:frame draw:style-name="fr2" draw:name="Object81" text:anchor-type="as-char" svg:y="-0.711cm" svg:width="12.039cm" svg:height="1.238cm" draw:z-index="102"><draw:object xlink:href="./Object 70" xlink:type="simple" xlink:show="embed" xlink:actuate="onLoad"/><draw:image xlink:href="./ObjectReplacements/Object 70" xlink:type="simple" xlink:show="embed" xlink:actuate="onLoad"/></draw:frame></text:p>
      <text:p text:style-name="P1"/>
      <text:p text:style-name="P1"><draw:frame draw:style-name="fr2" draw:name="Object82" text:anchor-type="as-char" svg:y="-0.711cm" svg:width="10.68cm" svg:height="1.134cm" draw:z-index="103"><draw:object xlink:href="./Object 71" xlink:type="simple" xlink:show="embed" xlink:actuate="onLoad"/><draw:image xlink:href="./ObjectReplacements/Object 71" xlink:type="simple" xlink:show="embed" xlink:actuate="onLoad"/></draw:frame></text:p>
      <text:p text:style-name="P1"><draw:frame draw:style-name="fr2" draw:name="Object83" text:anchor-type="as-char" svg:y="-0.711cm" svg:width="14.106cm" svg:height="1.245cm" draw:z-index="104"><draw:object xlink:href="./Object 72" xlink:type="simple" xlink:show="embed" xlink:actuate="onLoad"/><draw:image xlink:href="./ObjectReplacements/Object 72" xlink:type="simple" xlink:show="embed" xlink:actuate="onLoad"/></draw:frame></text:p>
      <text:p text:style-name="P1"><draw:frame draw:style-name="fr2" draw:name="Object84" text:anchor-type="as-char" svg:y="-0.711cm" svg:width="6.274cm" svg:height="1.732cm" draw:z-index="105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<text:span text:style-name="T19"><draw:frame draw:style-name="fr2" draw:name="Object79" text:anchor-type="as-char" svg:y="-0.711cm" svg:width="5.35cm" svg:height="1.231cm" draw:z-index="115"><draw:object xlink:href="./Object 68" xlink:type="simple" xlink:show="embed" xlink:actuate="onLoad"/><draw:image xlink:href="./ObjectReplacements/Object 68" xlink:type="simple" xlink:show="embed" xlink:actuate="onLoad"/></draw:frame></text:span><text:span text:style-name="T19">, </text:span><text:span text:style-name="T19"><draw:frame draw:style-name="fr2" draw:name="Object80" text:anchor-type="as-char" svg:y="-0.711cm" svg:width="5.443cm" svg:height="1.334cm" draw:z-index="118"><draw:object xlink:href="./Object 69" xlink:type="simple" xlink:show="embed" xlink:actuate="onLoad"/><draw:image xlink:href="./ObjectReplacements/Object 69" xlink:type="simple" xlink:show="embed" xlink:actuate="onLoad"/></draw:frame></text:span>you want to find dw/dMYbetsize = (dw/dpot) * (dpot/dMYbetsize) = (dw/dpot) * dexf</text:p>
      <text:p text:style-name="Standard"><draw:frame draw:style-name="fr1" draw:name="Object147" text:anchor-type="as-char" svg:width="9.059cm" svg:height="1.321cm" draw:z-index="123"><draw:object xlink:href="./Object 131" xlink:type="simple" xlink:show="embed" xlink:actuate="onLoad"/><draw:image xlink:href="./ObjectReplacements/Object 131" xlink:type="simple" xlink:show="embed" xlink:actuate="onLoad"/></draw:frame></text:p>
      <text:p text:style-name="Standard">To differentiate l.h.s. we let <draw:frame draw:style-name="fr1" draw:name="Object148" text:anchor-type="as-char" svg:width="11.989cm" svg:height="1.162cm" draw:z-index="124"><draw:object xlink:href="./Object 132" xlink:type="simple" xlink:show="embed" xlink:actuate="onLoad"/><draw:image xlink:href="./ObjectReplacements/Object 132" xlink:type="simple" xlink:show="embed" xlink:actuate="onLoad"/></draw:frame></text:p>
      <text:p text:style-name="Standard">Now, first: Let <draw:frame draw:style-name="fr1" draw:name="Object149" text:anchor-type="as-char" svg:width="3.627cm" svg:height="1.201cm" draw:z-index="125"><draw:object xlink:href="./Object 133" xlink:type="simple" xlink:show="embed" xlink:actuate="onLoad"/><draw:image xlink:href="./ObjectReplacements/Object 133" xlink:type="simple" xlink:show="embed" xlink:actuate="onLoad"/></draw:frame></text:p>
      <text:p text:style-name="Standard"><draw:frame draw:style-name="fr1" draw:name="Object150" text:anchor-type="as-char" svg:width="5.265cm" svg:height="1.134cm" draw:z-index="129"><draw:object xlink:href="./Object 134" xlink:type="simple" xlink:show="embed" xlink:actuate="onLoad"/><draw:image xlink:href="./ObjectReplacements/Object 134" xlink:type="simple" xlink:show="embed" xlink:actuate="onLoad"/></draw:frame></text:p>
      <text:p text:style-name="Standard"><draw:frame draw:style-name="fr1" draw:name="Object151" text:anchor-type="as-char" svg:width="15.649cm" svg:height="1.245cm" draw:z-index="130"><draw:object xlink:href="./Object 135" xlink:type="simple" xlink:show="embed" xlink:actuate="onLoad"/><draw:image xlink:href="./ObjectReplacements/Object 135" xlink:type="simple" xlink:show="embed" xlink:actuate="onLoad"/></draw:frame></text:p>
      <text:p text:style-name="Standard"><draw:frame draw:style-name="fr1" draw:name="Object164" text:anchor-type="as-char" svg:width="10.903cm" svg:height="1.245cm" draw:z-index="131"><draw:object xlink:href="./Object 148" xlink:type="simple" xlink:show="embed" xlink:actuate="onLoad"/><draw:image xlink:href="./ObjectReplacements/Object 148" xlink:type="simple" xlink:show="embed" xlink:actuate="onLoad"/></draw:frame></text:p>
      <text:p text:style-name="Standard"/>
      <text:p text:style-name="Standard"><draw:frame draw:style-name="fr1" draw:name="Object155" text:anchor-type="as-char" svg:width="10.964cm" svg:height="1.245cm" draw:z-index="132"><draw:object xlink:href="./Object 139" xlink:type="simple" xlink:show="embed" xlink:actuate="onLoad"/><draw:image xlink:href="./ObjectReplacements/Object 139" xlink:type="simple" xlink:show="embed" xlink:actuate="onLoad"/></draw:frame></text:p>
      <text:p text:style-name="Standard"><draw:frame draw:style-name="fr1" draw:name="Object157" text:anchor-type="as-char" svg:width="11.292cm" svg:height="1.245cm" draw:z-index="22"><draw:object xlink:href="./Object 141" xlink:type="simple" xlink:show="embed" xlink:actuate="onLoad"/><draw:image xlink:href="./ObjectReplacements/Object 141" xlink:type="simple" xlink:show="embed" xlink:actuate="onLoad"/></draw:frame></text:p>
      <text:p text:style-name="Standard"><draw:frame draw:style-name="fr1" draw:name="Object158" text:anchor-type="as-char" svg:width="4.974cm" svg:height="1.028cm" draw:z-index="34"><draw:object xlink:href="./Object 142" xlink:type="simple" xlink:show="embed" xlink:actuate="onLoad"/><draw:image xlink:href="./ObjectReplacements/Object 142" xlink:type="simple" xlink:show="embed" xlink:actuate="onLoad"/></draw:frame> Where f' is df/dbetSize and f(x) = w<text:span text:style-name="T8">n</text:span></text:p>
      <text:p text:style-name="Standard">Then,</text:p>
      <text:p text:style-name="Standard"><draw:frame draw:style-name="fr1" draw:name="Object159" text:anchor-type="as-char" svg:width="6.216cm" svg:height="1.101cm" draw:z-index="35"><draw:object xlink:href="./Object 143" xlink:type="simple" xlink:show="embed" xlink:actuate="onLoad"/><draw:image xlink:href="./ObjectReplacements/Object 143" xlink:type="simple" xlink:show="embed" xlink:actuate="onLoad"/></draw:frame></text:p>
      <text:p text:style-name="Standard"/>
      <text:p text:style-name="Standard">So finally,</text:p>
      <text:p text:style-name="Standard"><draw:frame draw:style-name="fr1" draw:name="Object156" text:anchor-type="as-char" svg:width="3.771cm" svg:height="1.028cm" draw:z-index="39"><draw:object xlink:href="./Object 140" xlink:type="simple" xlink:show="embed" xlink:actuate="onLoad"/><draw:image xlink:href="./ObjectReplacements/Object 140" xlink:type="simple" xlink:show="embed" xlink:actuate="onLoad"/></draw:frame></text:p>
      <text:p text:style-name="P1"><draw:frame draw:style-name="fr1" draw:name="Object163" text:anchor-type="as-char" svg:width="8.698cm" svg:height="1.131cm" draw:z-index="47"><draw:object xlink:href="./Object 147" xlink:type="simple" xlink:show="embed" xlink:actuate="onLoad"/><draw:image xlink:href="./ObjectReplacements/Object 147" xlink:type="simple" xlink:show="embed" xlink:actuate="onLoad"/></draw:frame></text:p>
      <text:p text:style-name="P1"><draw:frame draw:style-name="fr1" draw:name="Object165" text:anchor-type="as-char" svg:width="1.826cm" svg:height="1.028cm" draw:z-index="48"><draw:object xlink:href="./Object 149" xlink:type="simple" xlink:show="embed" xlink:actuate="onLoad"/><draw:image xlink:href="./ObjectReplacements/Object 149" xlink:type="simple" xlink:show="embed" xlink:actuate="onLoad"/></draw:frame></text:p>
      <text:p text:style-name="P1"><text:span text:style-name="T19"><draw:frame draw:style-name="fr1" draw:name="Object152" text:anchor-type="as-char" svg:width="6.355cm" svg:height="1.028cm" draw:z-index="49"><draw:object xlink:href="./Object 136" xlink:type="simple" xlink:show="embed" xlink:actuate="onLoad"/><draw:image xlink:href="./ObjectReplacements/Object 136" xlink:type="simple" xlink:show="embed" xlink:actuate="onLoad"/></draw:frame></text:span><text:span text:style-name="T19">, <text:s/>note that C is different than the C for dw/dbetSize of calling</text:span></text:p>
      <text:p text:style-name="P1"/>
      <text:p text:style-name="P1">Try Geom if you can check (betSize is what would you raise to, callbet is the current callbet)</text:p>
      <text:p text:style-name="P1">I think we just let FG = 0</text:p>
      <text:p text:style-name="P14">Formula to convert from (PCT, WL) to (wins, splits, loss):</text:p>
      <text:p text:style-name="P3"><draw:frame draw:style-name="fr1" draw:name="Object26" text:anchor-type="as-char" svg:width="3.067cm" svg:height="1.02cm" draw:z-index="50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51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52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1" draw:name="Object30" text:anchor-type="as-char" svg:width="4.764cm" svg:height="0.529cm" draw:z-index="58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60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61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<draw:frame draw:style-name="fr3" draw:name="Object33" text:anchor-type="as-char" svg:width="6.708cm" svg:height="1.706cm" draw:z-index="62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1">R3 := R3 – R2<text:tab/><text:tab/><draw:frame draw:style-name="fr3" draw:name="Object34" text:anchor-type="as-char" svg:width="5.659cm" svg:height="1.702cm" draw:z-index="63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R2 := R2 – R3<text:tab/><text:tab/><draw:frame draw:style-name="fr3" draw:name="Object35" text:anchor-type="as-char" svg:width="5.803cm" svg:height="1.702cm" draw:z-index="68"><draw:object xlink:href="./Object 20" xlink:type="simple" xlink:show="embed" xlink:actuate="onLoad"/><draw:image xlink:href="./ObjectReplacements/Object 20" xlink:type="simple" xlink:show="embed" xlink:actuate="onLoad"/></draw:frame></text:p>
      <text:p text:style-name="P1">R1 := (-1)R1<text:tab/><text:tab/><text:tab/><draw:frame draw:style-name="fr3" draw:name="Object36" text:anchor-type="as-char" svg:width="5.493cm" svg:height="1.702cm" draw:z-index="69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R1 := R1 + (WL)R2<text:tab/><text:tab/><draw:frame draw:style-name="fr3" draw:name="Object38" text:anchor-type="as-char" svg:width="6.643cm" svg:height="1.715cm" draw:z-index="70"><draw:object xlink:href="./Object 22" xlink:type="simple" xlink:show="embed" xlink:actuate="onLoad"/><draw:image xlink:href="./ObjectReplacements/Object 22" xlink:type="simple" xlink:show="embed" xlink:actuate="onLoad"/></draw:frame></text:p>
      <text:p text:style-name="P1">R2 := (2WL-1)R2<text:tab/><text:tab/><draw:frame draw:style-name="fr3" draw:name="Object39" text:anchor-type="as-char" svg:width="8.731cm" svg:height="1.732cm" draw:z-index="71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R2 := R2 – R1<text:tab/><text:tab/><draw:frame draw:style-name="fr3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1">Raw results</text:p>
      <text:p text:style-name="P1"><draw:frame draw:style-name="fr3" draw:name="Object41" text:anchor-type="as-char" svg:width="4.172cm" svg:height="1.032cm" draw:z-index="36"><draw:object xlink:href="./Object 25" xlink:type="simple" xlink:show="embed" xlink:actuate="onLoad"/><draw:image xlink:href="./ObjectReplacements/Object 25" xlink:type="simple" xlink:show="embed" xlink:actuate="onLoad"/></draw:frame> , <text:span text:style-name="T7"><draw:frame draw:style-name="fr3" draw:name="Object42" text:anchor-type="as-char" svg:width="4.902cm" svg:height="1.032cm" draw:z-index="37"><draw:object xlink:href="./Object 26" xlink:type="simple" xlink:show="embed" xlink:actuate="onLoad"/><draw:image xlink:href="./ObjectReplacements/Object 26" xlink:type="simple" xlink:show="embed" xlink:actuate="onLoad"/></draw:frame></text:span><text:span text:style-name="T7"> , </text:span><text:span text:style-name="T7"><draw:frame draw:style-name="fr3" draw:name="Object43" text:anchor-type="as-char" svg:width="5.392cm" svg:height="0.543cm" draw:z-index="38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4"><draw:frame draw:style-name="fr1" draw:name="Object44" text:anchor-type="as-char" svg:width="3.067cm" svg:height="1.02cm" draw:z-index="23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4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5"><draw:object xlink:href="./Object 30" xlink:type="simple" xlink:show="embed" xlink:actuate="onLoad"/><draw:image xlink:href="./ObjectReplacements/Object 30" xlink:type="simple" xlink:show="embed" xlink:actuate="onLoad"/></draw:frame></text:p>
      <text:p text:style-name="P1">Other conveniences:</text:p>
      <text:p text:style-name="P6"><text:span text:style-name="T15">(2PCT – 1) = </text:span><text:span text:style-name="T16">wins</text:span><text:span text:style-name="T15"> – </text:span><text:span text:style-name="T16">losses</text:span></text:p>
      <text:p text:style-name="P7"><text:span text:style-name="T16">splits</text:span> = (PCT<text:span text:style-name="T16"> – win</text:span><text:span text:style-name="T17">s)×2</text:span></text:p>
      <text:p text:style-name="P8"/>
      <text:p text:style-name="P8">Special cases: WL = 0, (2<text:span text:style-name="T18">×</text:span>PCT – 1) = 0, WL = 1, WL = 0.5, PCT = 1;</text:p>
      <text:p text:style-name="P8">Dangerous cases: WL = 0.5;</text:p>
      <text:p text:style-name="P8"/>
      <text:p text:style-name="P8">When splits = 1, WL (0/0) would originally be saved as 0. This is PCT = 0.5. (Handled by default)</text:p>
      <text:p text:style-name="P8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5-05-21T15:25:29</meta:creation-date>
    <dc:creator>Joseph Huang</dc:creator>
    <dc:date>2007-08-18T14:15:05</dc:date>
    <dc:language>en-US</dc:language>
    <meta:editing-cycles>141</meta:editing-cycles>
    <meta:editing-duration>P8DT15H22M39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133" meta:page-count="17" meta:paragraph-count="202" meta:word-count="997" meta:character-count="5479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row>
          <math:msup>
            <math:mfenced math:open="{" math:close="}">
              <math:mfrac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  <math:mo math:stretchy="false">−</math:mo>
          <math:mi>B</math:mi>
        </math:mrow>
        <math:mo math:stretchy="false">+</math:mo>
        <math:mrow>
          <math:mi>k</math:mi>
          <math:mo math:stretchy="false">⋅</math:mo>
          <math:msup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  <math:mrow>
              <math:mo math:stretchy="false">−</math:mo>
              <math:mn>1</math:mn>
            </math:mrow>
          </math:msup>
        </math:mrow>
      </math:mrow>
    </math:mrow>
    <math:annotation math:encoding="StarMath 5.0">p( w, betSize_0 ) = left(B - betSize right)  left lbrace left( B+pot right) over left(B - betSize right) right rbrace ^{f(w)}


- 
B + k cdot left( 1 - pctWillCall left( 1 - w right) right) ^ -1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p</math:mi>
          <math:mi math:fontstyle="italic">dw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sup>
          <math:mfenced math:open="{" math:close="}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  <math:mo math:stretchy="false">⋅</math:mo>
        <math:mi>ln</math:mi>
      </math:mrow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⋅</math:mo>
        <math:mi>f</math:mi>
      </math:mrow>
      <math:mi>'</math:mi>
      <math:mrow>
        <math:mrow>
          <math:mo math:stretchy="false">(</math:mo>
          <math:mi>w</math:mi>
          <math:mo math:stretchy="false">)</math:mo>
        </math:mrow>
        <math:mo math:stretchy="false">−</math:mo>
        <math:mrow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2</math:mn>
              </math:mrow>
            </math:msup>
          </math:mrow>
          <math:mo math:stretchy="false">⋅</math:mo>
          <math:mi math:fontstyle="italic">pctWillCall</math:mi>
        </math:mrow>
      </math:mrow>
      <math:mi>'</math:mi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dp over dw = left(B - betSize right)  left lbrace  { B+pot } over {B - betSize } right rbrace ^{f(w)}
cdot ln left( { B+pot} over {B - betSize } right) cdot f'(w)

- k cdot left( 1 - pctWillCall left( 1 - w right) right) ^ -2 cdot pctWillCall' left( 1 - w right)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subsup>
                <math:mi>G</math:mi>
                <math:mi math:fontstyle="italic">push</math:mi>
                <math:mi math:fontstyle="italic">total</math:mi>
              </math:msubsup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row>
        <math:msup>
          <math:mfenced math:open="" math:close="">
            <math:mi>x</math:mi>
          </math:mfenced>
          <math:mrow>
            <math:mrow>
              <math:mn>1</math:mn>
              <math:mo math:stretchy="false">−</math:mo>
              <math:mi>p</math:mi>
            </math:mrow>
            <math:mrow>
              <math:mfenced math:open="" math:close="">
                <math:mi>x</math:mi>
              </math:mfenced>
              <math:mo math:stretchy="false">−</math:mo>
              <math:mi>q</math:mi>
            </math:mrow>
            <math:mfenced math:open="" math:close="">
              <math:mi>x</math:mi>
            </math:mfenced>
          </math:mrow>
        </math:msup>
        <math:mo math:stretchy="false">×</math:mo>
        <math:msup>
          <math:mfenced math:open="" math:close="">
            <math:msub>
              <math:mi>G</math:mi>
              <math:mi math:fontstyle="italic">raised</math:mi>
            </math:msub>
          </math:mfenced>
          <math:mrow>
            <math:mi>q</math:mi>
            <math:mfenced math:open="" math:close="">
              <math:mi>x</math:mi>
            </math:mfenced>
          </math:mrow>
        </math:msup>
      </math:mrow>
    </math:mrow>
    <math:annotation math:encoding="StarMath 5.0">f = left( G_push^total right) ^ {p left(x right)}
 times 
 G left(x right) ^{1-p left(x right) - q left( x right)}
 times
 left( G_raised right) ^ {q left(x right)}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fenced math:open="" math:close="">
          <math:mrow>
            <math:mrow>
              <math:mo math:stretchy="false">∑</math:mo>
              <math:msub>
                <math:mi>r</math:mi>
                <math:mi>i</math:mi>
              </math:msub>
            </math:mrow>
            <math:mrow>
              <math:mfenced math:open="" math:close="">
                <math:mi>x</math:mi>
              </math:mfenced>
              <math:mo math:stretchy="false">×</math:mo>
              <math:mi>ln</math:mi>
            </math:mrow>
            <math:mfenced math:open="" math:close="">
              <math:mrow>
                <math:msub>
                  <math:mi>G</math:mi>
                  <math:mi>i</math:mi>
                </math:msub>
                <math:mfenced math:open="" math:close="">
                  <math:mi>x</math:mi>
                </math:mfenced>
              </math:mrow>
            </math:mfenced>
          </math:mrow>
        </math:mfenced>
      </math:mfenced>
      <math:mi>f</math:mi>
    </math:mrow>
    <math:annotation math:encoding="StarMath 5.0">df = d over dx left[ left( sum r_i left(x right) times ln left( G_i left( x right) right)  right) right] f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enced math:open="[" math:close="]">
          <math:mfenced math:open="" math:close="">
            <math:mrow>
              <math:mrow>
                <math:mo math:stretchy="false">∑</math:mo>
                <math:msub>
                  <math:mi>r</math:mi>
                  <math:mi>i</math:mi>
                </math:msub>
              </math:mrow>
              <math:mi>'</math:mi>
              <math:mrow>
                <math:mfenced math:open="" math:close="">
                  <math:mi>x</math:mi>
                </math:mfenced>
                <math:mo math:stretchy="false">×</math:mo>
                <math:mi>ln</math:mi>
              </math:mrow>
              <math:mrow>
                <math:mfenced math:open="" math:close=""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enced>
                <math:mo math:stretchy="false">+</math:mo>
                <math:msub>
                  <math:mi>r</math:mi>
                  <math:mi>i</math:mi>
                </math:msub>
              </math:mrow>
              <math:mrow>
                <math:mfenced math:open="" math:close="">
                  <math:mi>x</math:mi>
                </math:mfenced>
                <math:mo math:stretchy="false">×</math:mo>
                <math:mfrac>
                  <math:mrow>
                    <math:msub>
                      <math:mi>G</math:mi>
                      <math:mi>i</math:mi>
                    </math:msub>
                    <math:mi>'</math:mi>
                    <math:mfenced math:open="" math:close="">
                      <math:mi>x</math:mi>
                    </math:mfenced>
                  </math:mrow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rac>
              </math:mrow>
            </math:mrow>
          </math:mfenced>
        </math:mfenced>
      </math:mrow>
      <math:mi>f</math:mi>
    </math:mrow>
    <math:annotation math:encoding="StarMath 5.0">df =  left[ left( sum
r_i' left(x right) times ln left( G_i left( x right) right)
+
r_i left(x right) times {{G_i' left( x right)} over {G_i left( x right)}  }
right) right] f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enced math:open="" math:close="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f = left( sum r_i left(x right) times  G_i left( x right) right)  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df = d over dx left[ sum r_i left(x right) times G_i left( x right)   right]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p = 1 - 1 over n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row>
          <math:mn>1</math:mn>
          <math:mo math:stretchy="false">−</math:mo>
          <math:mi>p</math:mi>
        </math:mrow>
      </math:mfrac>
      <math:mo math:stretchy="false">=</math:mo>
      <math:mi>n</math:mi>
    </math:mrow>
    <math:annotation math:encoding="StarMath 5.0">1 over {1 - p} = n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>f</math:mi>
        </math:msub>
        <math:mo math:stretchy="false">=</math:mo>
        <math:msup>
          <math:mi>p</math:mi>
          <math:mi>N</math:mi>
        </math:msup>
      </math:mrow>
      <math:mo math:stretchy="false">=</math:mo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</math:mrow>
    <math:annotation math:encoding="StarMath 5.0">w_f = p^N = left( 1 - 1 over n right) ^ N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rac>
            <math:mrow>
              <math:mo math:stretchy="false">−</math:mo>
              <math:mi math:fontstyle="italic">nC</math:mi>
            </math:mrow>
            <math:mn>2</math:mn>
          </math:mfrac>
          <math:mo math:stretchy="false">+</math:mo>
          <math:msub>
            <math:mi>w</math:mi>
            <math:mi>f</math:mi>
          </math:msub>
        </math:mrow>
      </math:mrow>
      <math:mrow>
        <math:mi>b</math:mi>
        <math:mo math:stretchy="false">−</math:mo>
        <math:mfenced math:open="" math:close="">
          <math:mrow>
            <math:mn>1</math:mn>
            <math:mo math:stretchy="false">−</math:mo>
            <math:msub>
              <math:mi>w</math:mi>
              <math:mi>f</math:mi>
            </math:msub>
          </math:mrow>
        </math:mfenced>
      </math:mrow>
      <math:mrow>
        <math:mi>b</math:mi>
        <math:mo math:stretchy="false">=</math:mo>
        <math:mrow>
          <math:mrow>
            <math:mrow>
              <math:mo math:stretchy="false">−</math:mo>
              <math:mfrac>
                <math:mrow>
                  <math:mfenced math:open="" math:close="">
                    <math:mrow>
                      <math:mi>n</math:mi>
                      <math:mo math:stretchy="false">−</math:mo>
                      <math:mn>1</math:mn>
                    </math:mrow>
                  </math:mfenced>
                  <math:mi>C</math:mi>
                </math:mrow>
                <math:mn>2</math:mn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  <math:mi>b</math:mi>
    </math:mrow>
    <math:annotation math:encoding="StarMath 5.0">G = -{nC} over 2 + w_f b - left( 1-w_f right) b = - { {left( n-1 right) C} over 2} - b + 2 left( 1 - 1 over n right)^N b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frac>
            <math:mrow>
              <math:mo math:stretchy="false">−</math:mo>
              <math:mi>C</math:mi>
            </math:mrow>
            <math:mn>2</math:mn>
          </math:mfrac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rac>
          <math:mi>d</math:mi>
          <math:mi math:fontstyle="italic">dn</math:mi>
        </math:mfrac>
      </math:mrow>
      <math:mrow>
        <math:mfenced math:open="{" math:close="}">
          <math:mrow>
            <math:mo math:stretchy="false">−</math:mo>
            <math:msup>
              <math:mi>n</math:mi>
              <math:mrow>
                <math:mo math:stretchy="false">−</math:mo>
                <math:mn>1</math:mn>
              </math:mrow>
            </math:msup>
          </math:mrow>
        </math:mfenced>
        <math:mo math:stretchy="false">=</math:mo>
        <math:mrow>
          <math:mrow>
            <math:mo math:stretchy="false">−</math:mo>
            <math:mfrac>
              <math:mi>C</math:mi>
              <math:mn>2</math:mn>
            </math:mfrac>
          </math:mrow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enced math:open="[" math:close="]">
          <math:mfrac>
            <math:mn>1</math:mn>
            <math:msup>
              <math:mi>n</math:mi>
              <math:mn>2</math:mn>
            </math:msup>
          </math:mfrac>
        </math:mfenced>
      </math:mrow>
    </math:mrow>
    <math:annotation math:encoding="StarMath 5.0">dG  over dn = -C over 2 + 2 b N left ( 1 - 1 over n right)^(N-1) times {d over dn} left lbrace - {n^{-1}} right rbrace

= -{C over 2} + 2 b N left ( 1 - 1 over n right)^(N-1) times left[ {1 over n^2} right]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n>0.25</math:mn>
      <math:mfenced math:open="" math:close="">
        <math:mfrac>
          <math:mi>C</math:mi>
          <math:mi>b</math:mi>
        </math:mfrac>
      </math:mfenced>
      <math:mrow>
        <math:mfrac>
          <math:mn>1</math:mn>
          <math:mi>N</math:mi>
        </math:mfrac>
        <math:mo math:stretchy="false">=</math:mo>
        <math:mrow>
          <math:msup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</math:mrow>
    </math:mrow>
    <math:annotation math:encoding="StarMath 5.0">0.25 left( C over b right) {1 over N}  = left ( 1 - 1 over n right)^(N-1) times left[ {1 over n^2} right]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+</math:mo>
          <math:mfrac>
            <math:mrow>
              <math:mi math:fontstyle="italic">FG</math:mi>
              <math:mfenced math:open="" math:close="">
                <math:mrow>
                  <math:mrow>
                    <math:mi math:fontstyle="italic">alreadyBet</math:mi>
                    <math:mo math:stretchy="false">+</math:mo>
                    <math:mi>k</math:mi>
                  </math:mrow>
                  <math:mi>,</math:mi>
                  <math:mi math:fontstyle="italic">betSize</math:mi>
                  <math:mi>,</math:mi>
                  <math:mi>B</math:mi>
                  <math:mi>,</math:mi>
                  <math:mi>N</math:mi>
                </math:mrow>
              </math:mfenced>
            </math:mrow>
            <math:mi>B</math:mi>
          </math:mfrac>
        </math:mrow>
      </math:mrow>
    </math:mrow>
    <math:annotation math:encoding="StarMath 5.0">left( 1+pot over B right)^{w^N} left(1 - betSize over B right)^ left( 1- w^N right)
=
1 + {FG left( alreadyBet+k,betSize, B, N right)} over B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o math:stretchy="false">×</math:mo>
          <math:msup>
            <math:mi>w</math:mi>
            <math:mi>N</math:mi>
          </math:msup>
        </math:mrow>
        <math:mo math:stretchy="false">+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row>
      </math:mrow>
      <math:mo math:stretchy="false">=</math:mo>
      <math:mrow>
        <math:mn>1</math:mn>
        <math:mo math:stretchy="false">+</math:mo>
        <math:mfrac>
          <math:mrow>
            <math:mi math:fontstyle="italic">FG</math:mi>
            <math:mfenced math:open="" math:close="">
              <math:mrow>
                <math:mrow>
                  <math:mi math:fontstyle="italic">alreadyBet</math:mi>
                  <math:mo math:stretchy="false">+</math:mo>
                  <math:mi>k</math:mi>
                </math:mrow>
                <math:mi>,</math:mi>
                <math:mi math:fontstyle="italic">betSize</math:mi>
                <math:mi>,</math:mi>
                <math:mi>B</math:mi>
                <math:mi>,</math:mi>
                <math:mi>N</math:mi>
              </math:mrow>
            </math:mfenced>
          </math:mrow>
          <math:mi>B</math:mi>
        </math:mfrac>
      </math:mrow>
    </math:mrow>
    <math:annotation math:encoding="StarMath 5.0">left( 1+pot over B right) times {w^N} + left(1 - betSize over B right) times left( 1- w^N right)
=
1 + {FG left( alreadyBet+k,betSize, B, N right)} over B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sup>
          <math:mi>w</math:mi>
          <math:mi>N</math:mi>
        </math:msup>
        <math:mo math:stretchy="false">+</math:mo>
        <math:mi math:fontstyle="italic">pot</math:mi>
      </math:mrow>
      <math:mrow>
        <math:mrow>
          <math:msup>
            <math:mi>w</math:mi>
            <math:mi>N</math:mi>
          </math:msup>
          <math:mo math:stretchy="false">+</math:mo>
          <math:mi>B</math:mi>
        </math:mrow>
        <math:mo math:stretchy="false">−</math:mo>
        <math:mi>B</math:mi>
      </math:mrow>
      <math:mrow>
        <math:mrow>
          <math:msup>
            <math:mi>w</math:mi>
            <math:mi>N</math:mi>
          </math:msup>
          <math:mo math:stretchy="false">−</math:mo>
          <math:mi math:fontstyle="italic">betSize</math:mi>
        </math:mrow>
        <math:mo math:stretchy="false">+</math:mo>
        <math:mi math:fontstyle="italic">betSize</math:mi>
      </math:mrow>
      <math:mrow>
        <math:msup>
          <math:mi>w</math:mi>
          <math:mi>N</math:mi>
        </math:msup>
        <math:mo math:stretchy="false">=</math:mo>
        <math:mrow>
          <math:mi>B</math:mi>
          <math:mo math:stretchy="false">+</math:mo>
          <math:mi math:fontstyle="italic">FG</math:mi>
        </math:mrow>
      </math:mrow>
    </math:mrow>
    <math:annotation math:encoding="StarMath 5.0">B w^N + pot {w^N} + B - B w^N - betSize + betSize w^N 
=
B + FG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i math:fontstyle="italic">pot</math:mi>
            <math:mo math:stretchy="false">+</math:mo>
            <math:mi math:fontstyle="italic">betSize</math:mi>
          </math:mrow>
        </math:mfenced>
        <math:mo math:stretchy="false">×</math:mo>
        <math:msup>
          <math:mi>w</math:mi>
          <math:mi>N</math:mi>
        </math:msup>
      </math:mrow>
      <math:mo math:stretchy="false">=</math:mo>
      <math:mrow>
        <math:mi math:fontstyle="italic">betSize</math:mi>
        <math:mo math:stretchy="false">+</math:mo>
        <math:mi math:fontstyle="italic">FG</math:mi>
      </math:mrow>
    </math:mrow>
    <math:annotation math:encoding="StarMath 5.0">left[ pot + betSize right] times {w^N} 
=

{  betSize } + FG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i>B</math:mi>
            <math:mo math:stretchy="false">+</math:mo>
            <math:mi math:fontstyle="italic">FG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} 
right] - log left( B right)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n>1</math:mn>
          <math:mo math:stretchy="false">+</math:mo>
          <math:mfrac>
            <math:mi math:fontstyle="italic">FG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right]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i>B</math:mi>
                <math:mo math:stretchy="false">+</math:mo>
                <math:mi math:fontstyle="italic">FG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} 
right] - log left( B - betSize right)
}
over
{log left( {B+pot} over {B - betSize} right)  }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i>B</math:mi>
            <math:mo math:stretchy="false">+</math:mo>
            <math:mi math:fontstyle="italic">FG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} over {B-betSize}
right] 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i math:fontstyle="italic">FG</math:mi>
      <math:mrow>
        <math:mfenced math:open="" math:close="">
          <math:mrow>
            <math:mi math:fontstyle="italic">betSacrifice</math:mi>
            <math:mi>,</math:mi>
            <math:mi math:fontstyle="italic">betSize</math:mi>
            <math:mi>,</math:mi>
            <math:mi>B</math:mi>
            <math:mi>,</math:mi>
            <math:mi>N</math:mi>
          </math:mrow>
        </math:mfenced>
        <math:mo math:stretchy="false">=</math:mo>
        <math:mn>2</math:mn>
      </math:mrow>
      <math:mrow>
        <math:mrow>
          <math:mrow>
            <math:msub>
              <math:mi math:fontstyle="italic">betSize</math:mi>
              <math:mtext>*</math:mtext>
            </math:msub>
            <math:mo math:stretchy="false">⋅</math:mo>
            <math:msup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  <math:mi>N</math:mi>
            </math:msup>
          </math:mrow>
          <math:mo math:stretchy="false">−</math:mo>
          <math:mfrac>
            <math:mrow>
              <math:mi>n</math:mi>
              <math:mi math:fontstyle="italic">betSacrifice</math:mi>
            </math:mrow>
            <math:mn>2</math:mn>
          </math:mfrac>
        </math:mrow>
        <math:mo math:stretchy="false">−</math:mo>
        <math:msub>
          <math:mi math:fontstyle="italic">betSize</math:mi>
          <math:mtext>*</math:mtext>
        </math:msub>
      </math:mrow>
    </math:mrow>
    <math:annotation math:encoding="StarMath 5.0">FG left( betSacrifice, betSize, B, N right)= 2 betSize_"*" cdot left( 1 - 1 over n right)^N   - {{n betSacrifice } over 2} - betSize_"*"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betSize</math:mi>
          <math:mtext>*</math:mtext>
        </math:msub>
        <math:mo math:stretchy="false">=</math:mo>
        <math:mstyle math:fontweight="bold">
          <math:mrow>
            <math:mi math:fontstyle="italic">min</math:mi>
          </math:mrow>
        </math:mstyle>
      </math:mrow>
      <math:mfenced math:open="{" math:close="}">
        <math:mrow>
          <math:mi math:fontstyle="italic">betSize</math:mi>
          <math:mi>,</math:mi>
          <math:mrow>
            <math:mi>B</math:mi>
            <math:mo math:stretchy="false">−</math:mo>
            <math:mi>n</math:mi>
          </math:mrow>
          <math:mi math:fontstyle="italic">betSacrifice</math:mi>
        </math:mrow>
      </math:mfenced>
    </math:mrow>
    <math:annotation math:encoding="StarMath 5.0">betSize_"*" = bold min left lbrace  betSize, B - n betSacrifice  right rbrace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 math:fontstyle="italic">betSize</math:mi>
          <math:mo math:stretchy="false">+</math:mo>
          <math:mi math:fontstyle="italic">FG</math:mi>
        </math:mrow>
        <math:mrow>
          <math:mi math:fontstyle="italic">pot</math:mi>
          <math:mo math:stretchy="false">+</math:mo>
          <math:mi math:fontstyle="italic">betSize</math:mi>
        </math:mrow>
      </math:mfrac>
    </math:mrow>
    <math:annotation math:encoding="StarMath 5.0"> {w^N} 
=

{  betSize  + FG } over {pot + betSize}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row>
            <math:mi math:fontstyle="italic">betSize</math:mi>
            <math:mo math:stretchy="false">+</math:mo>
            <math:mi math:fontstyle="italic">FG</math:mi>
          </math:mrow>
          <math:mrow>
            <math:mi math:fontstyle="italic">pot</math:mi>
            <math:mo math:stretchy="false">+</math:mo>
            <math:mi math:fontstyle="italic">betSize</math:mi>
          </math:mrow>
        </math:mfrac>
        <math:mi>N</math:mi>
      </math:mroot>
    </math:mrow>
    <math:annotation math:encoding="StarMath 5.0"> w 
=
nroot N {
{  betSize  + FG } over {pot + betSize}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frac>
          <math:mrow>
            <math:mfenced math:open="" math:close="">
              <math:mrow>
                <math:mn>1</math:mn>
                <math:mo math:stretchy="false">+</math:mo>
                <math:mfrac>
                  <math:mi math:fontstyle="italic">dFG</math:mi>
                  <math:mi math:fontstyle="italic">dBetSize</math:mi>
                </math:mfrac>
              </math:mrow>
            </math:mfenced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o math:stretchy="false">−</math:mo>
              <math:mfenced math:open="" math:close="">
                <math:mrow>
                  <math:mi math:fontstyle="italic">betSize</math:mi>
                  <math:mo math:stretchy="false">+</math:mo>
                  <math:mi math:fontstyle="italic">FG</math:mi>
                </math:mrow>
              </math:mfenced>
            </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n>2</math:mn>
          </math:msup>
        </math:mfrac>
      </math:mrow>
    </math:mrow>
    <math:annotation math:encoding="StarMath 5.0"> N{w^{N-1}} cdot {dw over dbetSize }
=
{left( 1 + dFG over dBetSize right) left( pot + betSize right) - left( betSize + FG right)left( dpot + 1 right)}
 over 
 left( pot + betSize right) ^2

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n>1</math:mn>
                <math:mo math:stretchy="false">+</math:mo>
                <math:mfrac>
                  <math:mi math:fontstyle="italic">dFG</math:mi>
                  <math:mi math:fontstyle="italic">dBetSize</math:mi>
                </math:mfrac>
              </math:mrow>
            </math:mfenced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i>w</math:mi>
            <math:mi>N</math:mi>
          </math:msup>
        </math:mrow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sup>
            <math:mi>w</math:mi>
            <math:mrow>
              <math:mi>N</math:mi>
              <math:mo math:stretchy="false">−</math:mo>
              <math:mn>1</math:mn>
            </math:mrow>
          </math:msup>
        </math:mrow>
      </math:mfrac>
    </math:mrow>
    <math:annotation math:encoding="StarMath 5.0">{dw over dbetSize }
=
{left( 1 + dFG over dBetSize right) - left( dpot + 1 right) w^N } over {left( pot + betSize right) N w^{N-1} } 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i>B</math:mi>
                <math:mo math:stretchy="false">+</math:mo>
                <math:mi math:fontstyle="italic">FG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} over {B-betSize}
right] }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row>
          <math:mfenced math:open="{" math:close="}">
            <math:mrow>
              <math:msup>
                <math:mfenced math:open="" math:close="">
                  <math:mrow>
                    <math:mn>1</math:mn>
                    <math:mo math:stretchy="false">+</math:mo>
                    <math:mfrac>
                      <math:mi math:fontstyle="italic">pot</math:mi>
                      <math:mi>B</math:mi>
                    </math:mfrac>
                  </math:mrow>
                </math:mfenced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sup>
              <math:msup>
                <math:mfenced math:open="" math:close="">
                  <math:mrow>
                    <math:mn>1</math:mn>
                    <math:mo math:stretchy="false">−</math:mo>
                    <math:mfrac>
                      <math:mi math:fontstyle="italic">betSize</math:mi>
                      <math:mi>B</math:mi>
                    </math:mfrac>
                  </math:mrow>
                </math:mfenced>
                <math:mfenced math:open="" math:close="">
                  <math:mrow>
                    <math:mrow>
                      <math:mn>1</math:mn>
                      <math:mo math:stretchy="false">−</math:mo>
                      <math:mi>f</math:mi>
                    </math:mrow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</math:mfenced>
              </math:msup>
            </math:mrow>
          </math:mfenced>
          <math:mo math:stretchy="false">=</math:mo>
          <math:mfrac>
            <math:mi math:fontstyle="italic">dFG</math:mi>
            <math:mi math:fontstyle="italic">dpot</math:mi>
          </math:mfrac>
        </math:mrow>
        <math:mo math:stretchy="false">=</math:mo>
        <math:mn>0</math:mn>
      </math:mrow>
    </math:mrow>
    <math:annotation math:encoding="StarMath 5.0">B {d over dpot}
	left lbrace
left( 1+pot over B right)^{f(w)} left(1 - betSize over B right)^ left( 1- f(w) right)
	right rbrace
=  dFG over dpot = 0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pot = 
h times
{d over dpot}
left lbrace
{f(w)}  log left( {B+pot}over{ B - betSize } right)
right rbrace
=
h times
{d over dpot}
left lbrace
{f(w)}  left[ log left( {B+pot} right) - log left({ B - betSize } right)
right] right rbrace 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w</math:mi>
            <math:mi math:fontstyle="italic">dbetSize</math:mi>
          </math:mfrac>
          <math:mo math:stretchy="false">=</math:mo>
          <math:mrow>
            <math:mfrac>
              <math:mi math:fontstyle="italic">dw</math:mi>
              <math:mi math:fontstyle="italic">dpot</math:mi>
            </math:mfrac>
            <math:mo math:stretchy="false">×</math:mo>
            <math:mfrac>
              <math:mi math:fontstyle="italic">dpot</math:mi>
              <math:mi math:fontstyle="italic">dbetsize</math:mi>
            </math:mfrac>
          </math:mrow>
        </math:mrow>
        <math:mo math:stretchy="false">=</math:mo>
        <math:mi math:fontstyle="italic">dexf</math:mi>
      </math:mrow>
      <math:mfrac>
        <math:mi>C</math:mi>
        <math:mi>A</math:mi>
      </math:mfrac>
    </math:mrow>
    <math:annotation math:encoding="StarMath 5.0"> 


	{dw over dbetSize}
	

=

{dw over dpot} times {dpot over dbetsize}

=

dexf

{


C
}
over
{
A

}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pot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n>1</math:mn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pot = 
h times

left lbrace

		left( {f'(w){dw over dpot} } right) log left( {B+pot}over{ B - betSize } right)
		+
		 1 over left( {B+pot} right) 
			times 				 {f(w)}			
right rbrac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row>
          <math:mfenced math:open="{" math:close="}">
            <math:mi>g</math:mi>
          </math:mfenced>
          <math:mo math:stretchy="false">=</math:mo>
          <math:mfrac>
            <math:mi math:fontstyle="italic">dFG</math:mi>
            <math:mi math:fontstyle="italic">dpot</math:mi>
          </math:mfrac>
        </math:mrow>
        <math:mo math:stretchy="false">=</math:mo>
        <math:mn>0</math:mn>
      </math:mrow>
    </math:mrow>
    <math:annotation math:encoding="StarMath 5.0">B{d over dpot}
	left lbrace
g
	right rbrace
=  dFG over dpot = 0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frac>
              <math:mi>h</math:mi>
              <math:mfenced math:open="" math:close="">
                <math:mrow>
                  <math:mi>B</math:mi>
                  <math:mo math:stretchy="false">+</math:mo>
                  <math:mi math:fontstyle="italic">pot</math:mi>
                </math:mrow>
              </math:mfenced>
            </math:mfrac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pot = 


left lbrace
h times
		{f'(w) } times log left( {B+pot}over{ B - betSize } right)
right rbrace	
{dw over dpot}
+
left lbrace
h over left( {B+pot} right)  
			times 				 {f(w)}			
right rbrace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pot = 


left lbrace
h times
		A
right rbrace	
{dw over dpot}
+
left lbrace h times
		C
right rbrace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pot</math:mi>
            </math:mfrac>
          </math:mrow>
        </math:mfenced>
        <math:mo math:stretchy="false">+</math:mo>
        <math:mrow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⋅</math:mo>
            <math:mi>h</math:mi>
          </math:mrow>
          <math:mo math:stretchy="false">×</math:mo>
          <math:mi>C</math:mi>
        </math:mrow>
      </math:mrow>
    </math:mrow>
    <math:annotation math:encoding="StarMath 5.0">0 = 

left( B - betSize right) 
left[
left lbrace
	h times
			"A"
	right rbrace	
	{dw over dpot}
	
right]
+
 left(
					

 B - betSize 
 right)

cdot h times C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pot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n>1</math:mn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</math:mrow>
        </math:mfenced>
      </math:mrow>
    </math:mrow>
    <math:annotation math:encoding="StarMath 5.0">dh over dpot = 
h times

left lbrace

	left( {{d over dpot} f(w)} right) log left( {B+pot}over{ B - betSize } right)
	+ f(w) times left( 1 over {B+pot}  right)
	
	right rbrace</math:annotation>
  </math:semantics>
</math:math>
</file>

<file path=Object 14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pot</math:mi>
      </math:mfrac>
      <math:mo math:stretchy="false">=</math:mo>
      <math:mfrac>
        <math:mi>C</math:mi>
        <math:mi>A</math:mi>
      </math:mfrac>
    </math:mrow>
    <math:annotation math:encoding="StarMath 5.0"> 


	{dw over dpot}
	

=
{


C
}
over
{
A

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row>
          <math:mfenced math:open="{" math:close="}">
            <math:mrow>
              <math:msup>
                <math:mfenced math:open="" math:close="">
                  <math:mrow>
                    <math:mn>1</math:mn>
                    <math:mo math:stretchy="false">+</math:mo>
                    <math:mfrac>
                      <math:mi math:fontstyle="italic">pot</math:mi>
                      <math:mi>B</math:mi>
                    </math:mfrac>
                  </math:mrow>
                </math:mfenced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sup>
              <math:msup>
                <math:mfenced math:open="" math:close="">
                  <math:mrow>
                    <math:mn>1</math:mn>
                    <math:mo math:stretchy="false">−</math:mo>
                    <math:mfrac>
                      <math:mi math:fontstyle="italic">betSize</math:mi>
                      <math:mi>B</math:mi>
                    </math:mfrac>
                  </math:mrow>
                </math:mfenced>
                <math:mfenced math:open="" math:close="">
                  <math:mrow>
                    <math:mrow>
                      <math:mn>1</math:mn>
                      <math:mo math:stretchy="false">−</math:mo>
                      <math:mi>f</math:mi>
                    </math:mrow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</math:mfenced>
              </math:msup>
            </math:mrow>
          </math:mfenced>
          <math:mo math:stretchy="false">=</math:mo>
          <math:mfrac>
            <math:mi math:fontstyle="italic">dFG</math:mi>
            <math:mi math:fontstyle="italic">dbetSize</math:mi>
          </math:mfrac>
        </math:mrow>
        <math:mo math:stretchy="false">=</math:mo>
        <math:mn>0</math:mn>
      </math:mrow>
    </math:mrow>
    <math:annotation math:encoding="StarMath 5.0">B {d over dbetSize}
	left lbrace
left( 1+pot over B right)^{f(w)} left(1 - betSize over B right)^ left( 1- f(w) right)
	right rbrace
=  dFG over dbetSize = 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betSize = 
h times
{d over dbetSize}
left lbrace
{f(w)}  log left( {B+pot}over{ B - betSize } right)
right rbrace
=
h times
{d over dbetSize}
left lbrace
{f(w)}  left[ log left( {B+pot} right) - log left({ B - betSize } right)
right] right rbrace 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row>
                  <math:mfrac>
                    <math:mi math:fontstyle="italic">dpot</math:mi>
                    <math:mrow>
                      <math:mi>B</math:mi>
                      <math:mo math:stretchy="false">+</math:mo>
                      <math:mi math:fontstyle="italic">pot</math:mi>
                    </math:mrow>
                  </math:mfrac>
                  <math:mo math:stretchy="false">−</math:mo>
                  <math:mfrac>
                    <math:mrow>
                      <math:mo math:stretchy="false">−</math:mo>
                      <math:mn>1</math:mn>
                    </math:mrow>
                    <math:mrow>
                      <math:mi>B</math:mi>
                      <math:mo math:stretchy="false">−</math:mo>
                      <math:mi math:fontstyle="italic">betSize</math:mi>
                    </math:mrow>
                  </math:mfrac>
                </math:mrow>
              </math:mfenced>
            </math:mrow>
          </math:mrow>
        </math:mfenced>
      </math:mrow>
    </math:mrow>
    <math:annotation math:encoding="StarMath 5.0">dh over dbetSize = 
h times

left lbrace

	left( {{d over dbetSize} f(w)} right) log left( {B+pot}over{ B - betSize } right)
	+ f(w) times left( dpot over {B+pot} - {-1} over {B - betSize} right)
	
	right rbrace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B+pot}over{ B - betSize } right)
	+
	f(w) times left( { B - betSize } over {B+pot} right)
			
		left[ dpot left( B - betSize right) - left(-1 right)left( B + pot right)  right] over left( B - betSize right) ^2
right rbrace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i>B</math:mi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B+pot}over{ B - betSize } right)
	+
	left( {f(w)} over {B+pot} right)
			
		left[ dpot left( B - betSize right) + B + pot  right] over left( B - betSize right)
right rbrace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i>B</math:mi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i>B</math:mi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left( B - betSize right) + B + pot  right]
			over {  left( {B+pot} right) left( B - betSize right)
	}
			times 				 {f(w)}			
right rbrace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B+pot}over{ B - betSize } right)
right rbrace	
{dw over dbetSize}
+
left lbrace h times
		left[ dpot over left( {B+pot} right)  + 1 over left( B - betSize right)  right]
			times 				 {f(w)}			
right rbrac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betSize = 


left lbrace
h times
		A
right rbrace	
{dw over dbetSize}
+
left lbrace h times
		C
right rbrace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frac>
            <math:mi>h</math:mi>
            <math:mi>B</math:mi>
          </math:mfrac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frac>
                <math:mi math:fontstyle="italic">betSize</math:mi>
                <math:mi>B</math:mi>
              </math:mfrac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frac>
            <math:mi>h</math:mi>
            <math:mi>B</math:mi>
          </math:mfrac>
        </math:mrow>
      </math:mrow>
    </math:mrow>
    <math:annotation math:encoding="StarMath 5.0">dg over dbetSize = 

left( 1 - betSize over B right) {dh over dbetSize} - h over B
=

{dh over dbetSize} - betSize over B times {dh over dbetSize} - h over B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i>A</math:mi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i>C</math:mi>
                </math:mrow>
              </math:mfenced>
            </math:mrow>
          </math:mrow>
        </math:mfenced>
        <math:mo math:stretchy="false">−</math:mo>
        <math:mfrac>
          <math:mi>h</math:mi>
          <math:mi>B</math:mi>
        </math:mfrac>
      </math:mrow>
    </math:mrow>
    <math:annotation math:encoding="StarMath 5.0">dg over dbetSize = 

left( 1 - betSize over B right) 
left[
left lbrace
	h times
			A
	right rbrace	
	{dw over dbetSize}
	+
	left lbrace h times
				C	
	right rbrace
right]


- h over B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B dg over dbetSize = 

left( B - betSize right) 
left[
left lbrace
	h times
			"A"
	right rbrace	
	{dw over dbetSize}
	
right]
+
 left(
					

 BC - C cdot betSize 

- 1 right)

cdot h 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i>g</math:mi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{d over dbetSize}
	left lbrace
g
	right rbrace
=  dFG over dBetSize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dFG over dbetSize = 

left( B - betSize right) 
left[
left lbrace
	h times
			"A"
	right rbrace	
	{dw over dbetSize}
	
right]
+
 left(
					

 BC - C cdot betSize 

- 1 right)

cdot h 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row>
                  <math:mi math:fontstyle="italic">B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  <math:mo math:stretchy="false">−</math:mo>
          <math:mfrac>
            <math:mi math:fontstyle="italic">dFG</math:mi>
            <math:mi math:fontstyle="italic">dbetSize</math:mi>
          </math:mfrac>
        </math:mrow>
        <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rac>
    </math:mrow>
    <math:annotation math:encoding="StarMath 5.0"> 	{dw over dbetSize}
	
=
{
 left(
					

 BC - C cdot betSize 

- 1 right)

cdot h 

- 
dFG over dbetSize

}
over
{
left( B - betSize right) 

left lbrace
	h times
			"A"
	right rbrace	
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i>B</math:mi>
            <math:mo math:stretchy="false">+</math:mo>
            <math:mi math:fontstyle="italic">FG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} over {B-betSize}
right] 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i>B</math:mi>
                <math:mo math:stretchy="false">+</math:mo>
                <math:mi math:fontstyle="italic">FG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} over {B-betSize}
right]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+</math:mo>
          <math:mfrac>
            <math:mrow>
              <math:mi math:fontstyle="italic">FG</math:mi>
              <math:mfenced math:open="" math:close="">
                <math:mrow>
                  <math:mrow>
                    <math:mi math:fontstyle="italic">alreadyBet</math:mi>
                    <math:mo math:stretchy="false">+</math:mo>
                    <math:mi>k</math:mi>
                  </math:mrow>
                  <math:mi>,</math:mi>
                  <math:mi math:fontstyle="italic">callbet</math:mi>
                  <math:mi>,</math:mi>
                  <math:mi>B</math:mi>
                  <math:mi>,</math:mi>
                  <math:mi>N</math:mi>
                </math:mrow>
              </math:mfenced>
            </math:mrow>
            <math:mi>B</math:mi>
          </math:mfrac>
        </math:mrow>
      </math:mrow>
    </math:mrow>
    <math:annotation math:encoding="StarMath 5.0">left( 1+pot over B right)^{w^N} left(1 - betSize over B right)^ left( 1- w^N right)
=
1 + {FG left( alreadyBet+k,callbet, B, N right)} over B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n>1</math:mn>
          <math:mo math:stretchy="false">+</math:mo>
          <math:mfrac>
            <math:mi math:fontstyle="italic">FG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right]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i>B</math:mi>
            <math:mo math:stretchy="false">+</math:mo>
            <math:mi math:fontstyle="italic">FG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} 
right] - log left( B right)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i>B</math:mi>
                <math:mo math:stretchy="false">+</math:mo>
                <math:mi math:fontstyle="italic">FG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} 
right] - log left( B - betSize right)
}
over
{log left( {B+pot} over {B - betSize} right) 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sup>
          <math:mfenced math:open="" math:close="">
            <math:mrow>
              <math:mi>B</math:mi>
              <math:mo math:stretchy="false">+</math:mo>
              <math:mi math:fontstyle="italic">pot</math:mi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row>
          <math:msup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fenced math:open="" math:close="">
              <math:mrow>
                <math:mrow>
                  <math:mn>1</math:mn>
                  <math:mo math:stretchy="false">−</math:mo>
                  <math:mi>f</math:mi>
                </math:mrow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</math:msup>
          <math:mo math:stretchy="false">−</math:mo>
          <math:mi>B</math:mi>
        </math:mrow>
        <math:mo math:stretchy="false">+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p( w, betSize_0 ) = left( B+pot right)^{f(w)} left(B - betSize right)^ left( 1- f(w) right)
- 
B + k over left( 1 - pctWillCall left( 1 - w right) right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p</math:mi>
            <math:mi math:fontstyle="italic">dbetSize</math:mi>
          </math:mfrac>
          <math:mo math:stretchy="false">÷</math:mo>
          <math:mfrac>
            <math:mi math:fontstyle="italic">dp</math:mi>
            <math:mi math:fontstyle="italic">dw</math:mi>
          </math:mfrac>
        </math:mrow>
        <math:mo math:stretchy="false">=</math:mo>
        <math:mfrac>
          <math:mi math:fontstyle="italic">dw</math:mi>
          <math:mrow>
            <math:mi>d</math:mi>
            <math:mi math:fontstyle="italic">betSize</math:mi>
          </math:mrow>
        </math:mfrac>
      </math:mrow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{dp} over {dbetSize}}
div
{{dp} over {dw}}
=
{dw over {d betSize}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